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9972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orphans="0" fo:widows="0"/>
      <style:text-properties style:font-name="Liberation Mono" fo:font-size="10pt" style:font-name-asian="NSimSun" style:font-size-asian="10pt" style:font-name-complex="Liberation Mono" style:font-size-complex="10pt"/>
    </style:style>
    <style:style style:name="P2" style:family="paragraph" style:parent-style-name="Preformatted_20_Text">
      <style:paragraph-properties fo:orphans="0" fo:widows="0"/>
    </style:style>
    <style:style style:name="P3" style:family="paragraph" style:parent-style-name="Preformatted_20_Text">
      <style:paragraph-properties fo:margin-top="0in" fo:margin-bottom="0.1965in" style:contextual-spacing="false" fo:orphans="0" fo:widows="0"/>
    </style:style>
    <style:style style:name="P4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5" style:family="paragraph" style:parent-style-name="Preformatted_20_Text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1">
      <style:text-properties officeooo:rsid="0012fc26" officeooo:paragraph-rsid="0012fc26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8</text:p>
      <text:p text:style-name="Subtitle">Exercise 8.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 text:c="10"/>+---+</text:p>
            <text:p text:style-name="P2"><text:s text:c="10"/>| 3 |</text:p>
            <text:p text:style-name="P2"><text:s text:c="10"/>+---+</text:p>
            <text:p text:style-name="P2"><text:s text:c="9"/>/ <text:s text:c="4"/>\</text:p>
            <text:p text:style-name="P2"><text:s text:c="5"/>+---+ <text:s text:c="4"/>+---+</text:p>
            <text:p text:style-name="P2"><text:s text:c="5"/>| 5 | <text:s text:c="4"/>| 2 |</text:p>
            <text:p text:style-name="P2"><text:s text:c="5"/>+---+ <text:s text:c="4"/>+---+</text:p>
            <text:p text:style-name="P2"><text:s text:c="4"/>/ <text:s text:c="8"/>/ <text:s text:c="4"/>\</text:p>
            <text:p text:style-name="P2">+---+ <text:s text:c="4"/>+---+ <text:s text:c="4"/>+---+</text:p>
            <text:p text:style-name="P2">| 1 | <text:s text:c="4"/>| 4 | <text:s text:c="4"/>| 6 |</text:p>
            <text:p text:style-name="P3">+---+ <text:s text:c="4"/>+---+ <text:s text:c="4"/>+---+</text:p>
            <text:p text:style-name="P4"/>
          </table:table-cell>
        </table:table-row>
      </table:table>
      <text:p text:style-name="P5"/>
      <text:p text:style-name="Text_20_body"/>
      <text:list text:style-name="L1">
        <text:list-item>
          <text:p text:style-name="P6">How many levels does it have?</text:p>
          <text:list>
            <text:list-item>
              <text:p text:style-name="P6">The tree has three levels. </text:p>
            </text:list-item>
          </text:list>
        </text:list-item>
        <text:list-item>
          <text:p text:style-name="P6">How many branches (non-leaves) does it have?</text:p>
          <text:list>
            <text:list-item>
              <text:p text:style-name="P6">The tree has three branches. <text:s/></text:p>
            </text:list-item>
          </text:list>
        </text:list-item>
        <text:list-item>
          <text:p text:style-name="P6">Which node values are stored in the branches? (Write them separated by commas, in ascending order by value.)</text:p>
          <text:list>
            <text:list-item>
              <text:p text:style-name="P6">2,3,5</text:p>
            </text:list-item>
          </text:list>
        </text:list-item>
        <text:list-item>
          <text:p text:style-name="P6">How many leaves does it have?</text:p>
          <text:list>
            <text:list-item>
              <text:p text:style-name="P6">The tree has three leaves. </text:p>
            </text:list-item>
          </text:list>
        </text:list-item>
        <text:list-item>
          <text:p text:style-name="P6">Which node values are stored in the leaves? (Write them separated by commas, in ascending order by value.)</text:p>
          <text:list>
            <text:list-item>
              <text:p text:style-name="P6">1, 4, 6</text:p>
            </text:list-item>
          </text:list>
        </text:list-item>
        <text:list-item>
          <text:p text:style-name="P6">What value is stored at the root of the tree?</text:p>
          <text:list>
            <text:list-item>
              <text:p text:style-name="P6">3</text:p>
            </text:list-item>
          </text:list>
        </text:list-item>
        <text:list-item>
          <text:p text:style-name="P6">Which node(s) are the sibling(s) of the node storing the value 2? (If there is more than one, write them separated by commas, in ascending order by value.)</text:p>
          <text:list>
            <text:list-item>
              <text:p text:style-name="P6">5</text:p>
            </text:list-item>
          </text:list>
        </text:list-item>
        <text:list-item>
          <text:p text:style-name="P6">Which node(s) are the children of the node storing the value 2? (Write them separated by commas, in ascending order by value.)</text:p>
          <text:list>
            <text:list-item>
              <text:p text:style-name="P6"><text:soft-page-break/>4, 6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9T20:52:55.663726200</meta:creation-date>
    <dc:date>2026-04-29T21:02:55.541517200</dc:date>
    <meta:editing-duration>PT10M</meta:editing-duration>
    <meta:editing-cycles>1</meta:editing-cycles>
    <meta:document-statistic meta:table-count="1" meta:image-count="0" meta:object-count="0" meta:page-count="2" meta:paragraph-count="29" meta:word-count="205" meta:character-count="1014" meta:non-whitespace-character-count="752"/>
    <meta:generator>LibreOffice/26.2.2.2$Windows_X86_64 LibreOffice_project/1f77d10d6938fd34972958f64b2bcfa54f8b1ba5</meta:generator>
  </office:meta>
</office:document-meta>
</file>